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fill-color="#f58220" draw:textarea-horizontal-align="justify" draw:textarea-vertical-align="middle" draw:auto-grow-height="false" fo:min-height="0.95cm" fo:min-width="2cm"/>
    </style:style>
    <style:style style:name="gr2" style:family="graphic" style:parent-style-name="standard">
      <style:graphic-properties draw:textarea-horizontal-align="justify" draw:textarea-vertical-align="middle" draw:auto-grow-height="false" fo:min-height="0.95cm" fo:min-width="2cm"/>
    </style:style>
    <style:style style:name="gr3" style:family="graphic" style:parent-style-name="standard">
      <style:graphic-properties draw:textarea-horizontal-align="justify" draw:textarea-vertical-align="middle" draw:auto-grow-height="false" fo:min-height="0.95cm" fo:min-width="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8" style:family="graphic" style:parent-style-name="standard">
      <style:graphic-properties draw:stroke="none" svg:stroke-color="#ed1c21" draw:fill="none" draw:fill-color="#ffffff" draw:textarea-horizontal-align="left" draw:auto-grow-height="true" draw:auto-grow-width="false" fo:min-height="1.111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P1" style:family="paragraph">
      <loext:graphic-properties draw:fill-color="#f5822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text-properties fo:color="#00a65d" fo:font-weight="normal"/>
    </style:style>
    <style:style style:name="P7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8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a65d" fo:font-size="14pt" fo:font-weight="normal" style:font-size-asian="14pt" style:font-size-complex="14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70%" fo:font-weight="bold" style:font-weight-asian="bold" style:font-weight-complex="bold"/>
    </style:style>
    <style:style style:name="T3" style:family="text">
      <style:text-properties fo:color="#00a65d" fo:font-weight="normal"/>
    </style:style>
    <style:style style:name="T4" style:family="text">
      <style:text-properties fo:color="#00a65d" fo:font-size="14pt" style:font-size-asian="14pt" style:font-size-complex="14pt"/>
    </style:style>
    <style:style style:name="T5" style:family="text">
      <style:text-properties fo:color="#ce181e" fo:font-size="14pt" style:font-size-asian="14pt" style:font-size-complex="14pt"/>
    </style:style>
    <style:style style:name="T6" style:family="text">
      <style:text-properties fo:color="#ce181e" style:font-name="Liberation Sans1" fo:font-size="14pt" style:font-name-asian="Liberation Sans1" style:font-size-asian="14pt" style:font-name-complex="Liberation Sans1" style:font-size-complex="14pt"/>
    </style:style>
    <style:style style:name="T7" style:family="text">
      <style:text-properties fo:color="#00a65d" fo:font-size="14pt" fo:font-weight="normal" style:font-size-asian="14pt" style:font-size-complex="14pt"/>
    </style:style>
    <style:style style:name="T8" style:family="text">
      <style:text-properties fo:color="#00a65d" style:text-position="sub 70%" fo:font-size="16pt" fo:font-weight="normal" style:font-size-asian="16pt" style:font-size-complex="16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text-position="super 70%" fo:font-size="14pt" style:font-size-asian="14pt" style:font-size-complex="14pt"/>
    </style:style>
    <style:style style:name="T11" style:family="text">
      <style:text-properties fo:color="#ce181e" style:text-position="super 70%" fo:font-size="14pt" style:font-size-asian="14pt" style:font-size-complex="14pt"/>
    </style:style>
    <style:style style:name="T12" style:family="text">
      <style:text-properties style:text-position="sub 70%" fo:font-size="14pt" style:font-size-asian="14pt" style:font-size-complex="14pt"/>
    </style:style>
    <style:style style:name="T13" style:family="text">
      <style:text-properties fo:color="#00a65d" style:text-position="super 7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2" draw:id="id2" draw:layer="layout" svg:width="2.5cm" svg:height="1.2cm" svg:x="8.5cm" svg:y="6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5cm" svg:height="1.2cm" svg:x="8.6cm" svg:y="10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5cm" svg:height="1.2cm" svg:x="4.4cm" svg:y="3.5cm">
          <text:p text:style-name="P2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9" draw:id="id9" draw:layer="layout" svg:width="2.5cm" svg:height="1.2cm" svg:x="13.4cm" svg:y="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2.5cm" svg:height="1.2cm" svg:x="14.8cm" svg:y="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2.5cm" svg:height="1.2cm" svg:x="13.7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2.5cm" svg:height="1.2cm" svg:x="2.2cm" svg:y="11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2.5cm" svg:height="1.2cm" svg:x="6.2cm" svg:y="14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2.5cm" svg:height="1.2cm" svg:x="2cm" svg:y="7.1cm">
          <text:p/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6.9cm" svg:y1="4.1cm" svg:x2="9.75cm" svg:y2="6.8cm" draw:start-shape="id1" draw:start-glue-point="1" draw:end-shape="id2" draw:end-glue-point="0" svg:d="M6900 4100c1900 0 2850 900 2850 2700" svg:viewBox="0 0 2851 2701">
          <text:p/>
        </draw:connector>
        <draw:connector draw:style-name="gr4" draw:text-style-name="P4" xml:id="id11" draw:id="id11" draw:layer="layout" draw:type="curve" svg:x1="9.75cm" svg:y1="8cm" svg:x2="9.75cm" svg:y2="8cm" draw:start-shape="id2" draw:start-glue-point="2" draw:end-shape="id2" draw:end-glue-point="2" svg:d="M9750 8000z" svg:viewBox="0 0 1 1">
          <text:p/>
        </draw:connector>
        <draw:connector draw:style-name="gr4" draw:text-style-name="P4" draw:layer="layout" draw:type="curve" svg:x1="9.75cm" svg:y1="6.8cm" svg:x2="5.65cm" svg:y2="4.7cm" draw:start-shape="id2" draw:end-shape="id1" draw:end-glue-point="2" svg:d="M9750 6800c0-1575-4100-525-4100-2100" svg:viewBox="0 0 4101 2101">
          <text:p/>
        </draw:connector>
        <draw:connector draw:style-name="gr5" draw:text-style-name="P4" draw:layer="layout" draw:type="curve" svg:x1="4.7cm" svg:y1="11.9cm" svg:x2="8.5cm" svg:y2="7.4cm" draw:start-shape="id3" draw:end-shape="id2" draw:end-glue-point="3" svg:d="M4700 11900c2850 0 950-4500 3800-4500" svg:viewBox="0 0 3801 4501">
          <text:p/>
        </draw:connector>
        <draw:connector draw:style-name="gr4" draw:text-style-name="P4" draw:layer="layout" draw:type="curve" svg:x1="4.5cm" svg:y1="7.7cm" svg:x2="8.5cm" svg:y2="7.4cm" draw:start-shape="id4" draw:end-shape="id2" svg:d="M4500 7700c3000 0 1000-300 4000-300" svg:viewBox="0 0 4001 301">
          <text:p/>
        </draw:connector>
        <draw:connector draw:style-name="gr4" draw:text-style-name="P4" draw:layer="layout" draw:type="curve" svg:x1="7.45cm" svg:y1="14.6cm" svg:x2="9.85cm" svg:y2="11.6cm" draw:start-shape="id5" draw:start-glue-point="0" draw:end-shape="id6" draw:end-glue-point="2" svg:d="M7450 14600c0-2250 2400-750 2400-3000" svg:viewBox="0 0 2401 3001">
          <text:p/>
        </draw:connector>
        <draw:connector draw:style-name="gr4" draw:text-style-name="P4" xml:id="id7" draw:id="id7" draw:layer="layout" draw:type="curve" svg:x1="8.7cm" svg:y1="15.2cm" svg:x2="8.7cm" svg:y2="15.2cm" draw:start-shape="id5" draw:start-glue-point="1" draw:end-shape="id5" draw:end-glue-point="1" svg:d="M8700 15200z" svg:viewBox="0 0 1 1">
          <text:p/>
        </draw:connector>
        <draw:connector draw:style-name="gr4" draw:text-style-name="P4" draw:layer="layout" draw:type="curve" svg:x1="9.85cm" svg:y1="11.6cm" svg:x2="8.7cm" svg:y2="15.2cm" draw:start-shape="id6" draw:start-glue-point="2" draw:end-shape="id7" draw:end-glue-point="0" svg:d="M9850 11600c0 2700-1150 900-1150 3600" svg:viewBox="0 0 1151 3601">
          <text:p/>
        </draw:connector>
        <draw:connector draw:style-name="gr4" draw:text-style-name="P4" draw:layer="layout" draw:type="curve" svg:x1="14.95cm" svg:y1="14cm" svg:x2="11.1cm" svg:y2="11cm" draw:start-shape="id8" draw:start-glue-point="0" draw:end-shape="id6" draw:end-glue-point="1" svg:d="M14950 14000c0-2000-1283-3000-3850-3000" svg:viewBox="0 0 3851 3001">
          <text:p/>
        </draw:connector>
        <draw:connector draw:style-name="gr4" draw:text-style-name="P4" draw:layer="layout" draw:type="curve" svg:x1="13.4cm" svg:y1="4.5cm" svg:x2="11cm" svg:y2="7.4cm" draw:start-shape="id9" draw:start-glue-point="3" draw:end-shape="id2" draw:end-glue-point="1" svg:d="M13400 4500c-1800 0-600 2900-2400 2900" svg:viewBox="0 0 2401 2901">
          <text:p/>
        </draw:connector>
        <draw:connector draw:style-name="gr4" draw:text-style-name="P4" draw:layer="layout" draw:type="curve" svg:x1="9.85cm" svg:y1="10.4cm" svg:x2="14.65cm" svg:y2="5.1cm" draw:start-shape="id6" draw:end-shape="id9" draw:end-glue-point="2" svg:d="M9850 10400c0-3975 4800-1325 4800-5300" svg:viewBox="0 0 4801 5301">
          <text:p/>
        </draw:connector>
        <draw:connector draw:style-name="gr4" draw:text-style-name="P4" draw:layer="layout" draw:type="curve" svg:x1="14.8cm" svg:y1="9.6cm" svg:x2="9.85cm" svg:y2="10.4cm" draw:start-shape="id10" draw:start-glue-point="3" draw:end-shape="id6" draw:end-glue-point="0" svg:d="M14800 9600c-3300 0-4950 266-4950 800" svg:viewBox="0 0 4951 801">
          <text:p/>
        </draw:connector>
        <draw:connector draw:style-name="gr5" draw:text-style-name="P4" draw:layer="layout" draw:type="curve" svg:x1="9.85cm" svg:y1="10.4cm" svg:x2="9.75cm" svg:y2="8cm" draw:start-shape="id6" draw:start-glue-point="0" draw:end-shape="id11" draw:end-glue-point="0" svg:d="M9850 10400c0-1800-100-600-100-2400" svg:viewBox="0 0 101 2401">
          <text:p/>
        </draw:connector>
        <draw:frame draw:style-name="gr6" draw:text-style-name="P5" draw:layer="layout" svg:width="1.559cm" svg:height="1.673cm" svg:x="9.041cm" svg:y="7cm">
          <draw:text-box>
            <text:p><text:span text:style-name="T1">CN</text:span></text:p>
          </draw:text-box>
        </draw:frame>
        <draw:frame draw:style-name="gr6" draw:text-style-name="P5" draw:layer="layout" svg:width="1.959cm" svg:height="1.673cm" svg:x="14.141cm" svg:y="14.127cm">
          <draw:text-box>
            <text:p><text:span text:style-name="T1">CH</text:span><text:span text:style-name="T2">2</text:span></text:p>
          </draw:text-box>
        </draw:frame>
        <draw:frame draw:style-name="gr6" draw:text-style-name="P5" draw:layer="layout" svg:width="1.959cm" svg:height="1.673cm" svg:x="2.4cm" svg:y="7.3cm">
          <draw:text-box>
            <text:p><text:span text:style-name="T1">CN+</text:span></text:p>
          </draw:text-box>
        </draw:frame>
        <draw:frame draw:style-name="gr6" draw:text-style-name="P5" draw:layer="layout" svg:width="2.3cm" svg:height="1.673cm" svg:x="2.3cm" svg:y="11.427cm">
          <draw:text-box>
            <text:p><text:span text:style-name="T1">HCN+</text:span></text:p>
          </draw:text-box>
        </draw:frame>
        <draw:frame draw:style-name="gr6" draw:text-style-name="P5" draw:layer="layout" svg:width="2.9cm" svg:height="1.673cm" svg:x="6.1cm" svg:y="14.8cm">
          <draw:text-box>
            <text:p><text:span text:style-name="T1">HCNH+</text:span></text:p>
          </draw:text-box>
        </draw:frame>
        <draw:frame draw:style-name="gr6" draw:text-style-name="P5" draw:layer="layout" svg:width="2.3cm" svg:height="1.673cm" svg:x="8.9cm" svg:y="10.527cm">
          <draw:text-box>
            <text:p><text:span text:style-name="T1">HCN</text:span></text:p>
          </draw:text-box>
        </draw:frame>
        <draw:frame draw:style-name="gr6" draw:text-style-name="P5" draw:layer="layout" svg:width="2.3cm" svg:height="1.673cm" svg:x="15cm" svg:y="9.127cm">
          <draw:text-box>
            <text:p><text:span text:style-name="T1">CCN</text:span></text:p>
          </draw:text-box>
        </draw:frame>
        <draw:frame draw:style-name="gr6" draw:text-style-name="P5" draw:layer="layout" svg:width="2.3cm" svg:height="1.673cm" svg:x="13.6cm" svg:y="4.027cm">
          <draw:text-box>
            <text:p><text:span text:style-name="T1">CNC+</text:span></text:p>
          </draw:text-box>
        </draw:frame>
        <draw:frame draw:style-name="gr7" draw:text-style-name="P6" draw:layer="layout" svg:width="0.853cm" svg:height="0.962cm" svg:x="5.8cm" svg:y="5.3cm">
          <draw:text-box>
            <text:p><text:span text:style-name="T3">o</text:span></text:p>
          </draw:text-box>
        </draw:frame>
        <draw:frame draw:style-name="gr7" draw:text-style-name="P7" draw:layer="layout" svg:width="0.9cm" svg:height="0.962cm" svg:x="6.9cm" svg:y="5.8cm">
          <draw:text-box draw:corner-radius="0.253cm">
            <text:p><text:span text:style-name="T4">N</text:span></text:p>
          </draw:text-box>
        </draw:frame>
        <draw:frame draw:style-name="gr8" draw:text-style-name="P8" draw:layer="controls" svg:width="1.1cm" svg:height="1.361cm" svg:x="8.2cm" svg:y="5.838cm">
          <draw:text-box draw:corner-radius="0.253cm">
            <text:p><text:span text:style-name="T5">h</text:span><text:span text:style-name="T6">ν</text:span></text:p>
          </draw:text-box>
        </draw:frame>
        <draw:frame draw:style-name="gr9" draw:text-style-name="P9" draw:layer="controls" svg:width="1.2cm" svg:height="1.673cm" svg:x="7.7cm" svg:y="3.4cm">
          <draw:text-box>
            <text:p><text:span text:style-name="T7">C</text:span><text:span text:style-name="T8">2</text:span></text:p>
          </draw:text-box>
        </draw:frame>
        <draw:frame draw:style-name="gr10" draw:text-style-name="P8" draw:layer="controls" svg:width="1.1cm" svg:height="1.361cm" svg:x="8.8cm" svg:y="8.6cm">
          <draw:text-box draw:corner-radius="0.253cm">
            <text:p><text:span text:style-name="T5">h</text:span><text:span text:style-name="T6">ν</text:span></text:p>
          </draw:text-box>
        </draw:frame>
        <draw:frame draw:style-name="gr10" draw:text-style-name="P10" draw:layer="controls" svg:width="1.3cm" svg:height="1.361cm" svg:x="9cm" svg:y="4.3cm">
          <draw:text-box draw:corner-radius="0.253cm">
            <text:p><text:span text:style-name="T9">CH</text:span></text:p>
          </draw:text-box>
        </draw:frame>
        <draw:frame draw:style-name="gr11" draw:text-style-name="P10" draw:layer="controls" svg:width="2cm" svg:height="2.471cm" svg:x="9.2cm" svg:y="13.1cm">
          <draw:text-box draw:corner-radius="4.5cm">
            <text:p><text:span text:style-name="T9">HCO</text:span><text:span text:style-name="T10">+</text:span></text:p>
          </draw:text-box>
        </draw:frame>
        <draw:frame draw:style-name="gr10" draw:text-style-name="P8" draw:layer="controls" svg:width="1.1cm" svg:height="1.361cm" svg:x="5.6cm" svg:y="10.3cm">
          <draw:text-box draw:corner-radius="0.253cm">
            <text:p><text:span text:style-name="T5">e</text:span><text:span text:style-name="T11">-</text:span></text:p>
          </draw:text-box>
        </draw:frame>
        <draw:frame draw:style-name="gr10" draw:text-style-name="P8" draw:layer="controls" svg:width="1.1cm" svg:height="1.361cm" svg:x="8.1cm" svg:y="12.239cm">
          <draw:text-box draw:corner-radius="0.253cm">
            <text:p><text:span text:style-name="T5">e</text:span><text:span text:style-name="T11">-</text:span></text:p>
          </draw:text-box>
        </draw:frame>
        <draw:frame draw:style-name="gr10" draw:text-style-name="P10" draw:layer="controls" svg:width="1.1cm" svg:height="1.361cm" svg:x="11.4cm" svg:y="5.3cm">
          <draw:text-box draw:corner-radius="0.253cm">
            <text:p><text:span text:style-name="T9">e</text:span><text:span text:style-name="T10">-</text:span></text:p>
          </draw:text-box>
        </draw:frame>
        <draw:connector draw:style-name="gr4" draw:text-style-name="P4" draw:layer="controls" draw:type="curve" svg:x1="7.45cm" svg:y1="14.6cm" svg:x2="8.5cm" svg:y2="7.4cm" draw:start-shape="id5" draw:start-glue-point="0" draw:end-shape="id2" draw:end-glue-point="3" svg:d="M7450 14600c0-4800 350-7200 1050-7200" svg:viewBox="0 0 1051 7201">
          <text:p/>
        </draw:connector>
        <draw:frame draw:style-name="gr10" draw:text-style-name="P10" draw:layer="controls" svg:width="1.1cm" svg:height="1.361cm" svg:x="6.8cm" svg:y="10.9cm">
          <draw:text-box draw:corner-radius="0.253cm">
            <text:p><text:span text:style-name="T9">e</text:span><text:span text:style-name="T10">-</text:span></text:p>
          </draw:text-box>
        </draw:frame>
        <draw:frame draw:style-name="gr11" draw:text-style-name="P10" draw:layer="controls" svg:width="2cm" svg:height="2.471cm" svg:x="8.7cm" svg:y="14cm">
          <draw:text-box draw:corner-radius="4.5cm">
            <text:p><text:span text:style-name="T9">H</text:span><text:span text:style-name="T12">3</text:span><text:span text:style-name="T9">O</text:span><text:span text:style-name="T10">+</text:span></text:p>
          </draw:text-box>
        </draw:frame>
        <draw:frame draw:style-name="gr7" draw:text-style-name="P10" draw:layer="controls" svg:width="0.9cm" svg:height="0.962cm" svg:x="13.6cm" svg:y="11.9cm">
          <draw:text-box draw:corner-radius="0.253cm">
            <text:p><text:span text:style-name="T9">N</text:span></text:p>
          </draw:text-box>
        </draw:frame>
        <draw:frame draw:style-name="gr11" draw:text-style-name="P7" draw:layer="controls" svg:width="2cm" svg:height="2.471cm" svg:x="12.7cm" svg:y="6.629cm">
          <draw:text-box draw:corner-radius="4.5cm">
            <text:p><text:span text:style-name="T4">C</text:span><text:span text:style-name="T13">+</text:span></text:p>
          </draw:text-box>
        </draw:frame>
        <draw:frame draw:style-name="gr7" draw:text-style-name="P9" draw:layer="controls" svg:width="0.853cm" svg:height="0.962cm" svg:x="12.847cm" svg:y="8.9cm">
          <draw:text-box>
            <text:p><text:span text:style-name="T7">H</text:span></text:p>
          </draw:text-box>
        </draw:frame>
        <draw:frame draw:style-name="gr7" draw:text-style-name="P9" draw:layer="controls" svg:width="0.853cm" svg:height="0.962cm" svg:x="5.147cm" svg:y="7cm">
          <draw:text-box>
            <text:p><text:span text:style-name="T7">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8T12:24:55.927965074</meta:creation-date>
    <dc:date>2019-08-08T13:07:36.645630160</dc:date>
    <meta:editing-duration>PT7M40S</meta:editing-duration>
    <meta:editing-cycles>3</meta:editing-cycles>
    <meta:generator>LibreOffice/6.0.7.3$Linux_X86_64 LibreOffice_project/00m0$Build-3</meta:generator>
    <meta:document-statistic meta:object-count="47"/>
  </office:meta>
</office:document-meta>
</file>